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0e712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5" style:family="paragraph" style:parent-style-name="Table_20_Contents">
      <style:text-properties officeooo:rsid="001142ec" officeooo:paragraph-rsid="001142ec"/>
    </style:style>
    <style:style style:name="P6" style:family="paragraph" style:parent-style-name="Azione_20_attore">
      <style:text-properties officeooo:rsid="000f82ff" officeooo:paragraph-rsid="000f82ff"/>
    </style:style>
    <style:style style:name="P7" style:family="paragraph" style:parent-style-name="Azione_20_attore" style:list-style-name="L1">
      <style:text-properties officeooo:rsid="000f82ff" officeooo:paragraph-rsid="000f82ff"/>
    </style:style>
    <style:style style:name="P8" style:family="paragraph" style:parent-style-name="Azione_20_attore">
      <style:text-properties officeooo:paragraph-rsid="000f82ff"/>
    </style:style>
    <style:style style:name="P9" style:family="paragraph" style:parent-style-name="Azione_20_attore" style:list-style-name="L1">
      <style:text-properties officeooo:rsid="0012a3f9" officeooo:paragraph-rsid="0012a3f9"/>
    </style:style>
    <style:style style:name="P10" style:family="paragraph" style:parent-style-name="Azione_20_attore" style:list-style-name="L1">
      <style:text-properties officeooo:rsid="0010d2c3" officeooo:paragraph-rsid="0010d2c3"/>
    </style:style>
    <style:style style:name="P11" style:family="paragraph" style:parent-style-name="Azione_20_attore" style:list-style-name="L1">
      <style:paragraph-properties fo:margin-left="1.251cm" fo:margin-right="0cm" fo:text-indent="0cm" style:auto-text-indent="false"/>
      <style:text-properties officeooo:rsid="0012a3f9" officeooo:paragraph-rsid="0012a3f9"/>
    </style:style>
    <style:style style:name="P12" style:family="paragraph" style:parent-style-name="Azione_20_attore" style:list-style-name="L1">
      <style:paragraph-properties fo:margin-left="1.251cm" fo:margin-right="0cm" fo:text-indent="0cm" style:auto-text-indent="false"/>
      <style:text-properties officeooo:rsid="0011e305" officeooo:paragraph-rsid="0011e305"/>
    </style:style>
    <style:style style:name="P13" style:family="paragraph" style:parent-style-name="Azione_20_sistema">
      <style:text-properties officeooo:rsid="000f82ff" officeooo:paragraph-rsid="000f82ff"/>
    </style:style>
    <style:style style:name="P14" style:family="paragraph" style:parent-style-name="Azione_20_sistema" style:list-style-name="L1">
      <style:text-properties officeooo:rsid="000f82ff" officeooo:paragraph-rsid="000f82ff"/>
    </style:style>
    <style:style style:name="P15" style:family="paragraph" style:parent-style-name="Azione_20_sistema" style:list-style-name="L1">
      <style:text-properties officeooo:rsid="0012a3f9" officeooo:paragraph-rsid="0012a3f9"/>
    </style:style>
    <style:style style:name="P16" style:family="paragraph" style:parent-style-name="Azione_20_sistema" style:list-style-name="L1">
      <style:text-properties officeooo:rsid="0010d2c3" officeooo:paragraph-rsid="0010d2c3"/>
    </style:style>
    <style:style style:name="P17" style:family="paragraph" style:parent-style-name="Azione_20_sistema" style:list-style-name="L1">
      <style:paragraph-properties fo:margin-left="0cm" fo:margin-right="0cm" fo:text-indent="0cm" style:auto-text-indent="false"/>
      <style:text-properties officeooo:rsid="0013bb02" officeooo:paragraph-rsid="0013bb02"/>
    </style:style>
    <style:style style:name="P18" style:family="paragraph" style:parent-style-name="Azione_20_sistema" style:list-style-name="L1">
      <style:paragraph-properties fo:margin-left="0cm" fo:margin-right="0cm" fo:text-indent="0cm" style:auto-text-indent="false"/>
      <style:text-properties officeooo:rsid="0011e305" officeooo:paragraph-rsid="0011e305"/>
    </style:style>
    <style:style style:name="P19" style:family="paragraph" style:parent-style-name="Azione_20_sistema" style:list-style-name="L1">
      <style:paragraph-properties fo:margin-left="0cm" fo:margin-right="0cm" fo:text-indent="0cm" style:auto-text-indent="false"/>
      <style:text-properties officeooo:rsid="0012a3f9" officeooo:paragraph-rsid="0012a3f9"/>
    </style:style>
    <style:style style:name="T1" style:family="text">
      <style:text-properties officeooo:rsid="000e712e"/>
    </style:style>
    <style:style style:name="T2" style:family="text">
      <style:text-properties officeooo:rsid="000f82ff"/>
    </style:style>
    <style:style style:name="T3" style:family="text">
      <style:text-properties officeooo:rsid="0010d2c3"/>
    </style:style>
    <style:style style:name="T4" style:family="text">
      <style:text-properties officeooo:rsid="000f1de7"/>
    </style:style>
    <style:style style:name="T5" style:family="text">
      <style:text-properties officeooo:rsid="0012a3f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34cm" fo:text-indent="-0.635cm" fo:margin-left="3.13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69cm" fo:text-indent="-0.635cm" fo:margin-left="3.76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04cm" fo:text-indent="-0.635cm" fo:margin-left="4.40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39cm" fo:text-indent="-0.635cm" fo:margin-left="5.03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74cm" fo:text-indent="-0.635cm" fo:margin-left="5.67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09cm" fo:text-indent="-0.635cm" fo:margin-left="6.30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44cm" fo:text-indent="-0.635cm" fo:margin-left="6.94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79cm" fo:text-indent="-0.635cm" fo:margin-left="7.57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14cm" fo:text-indent="-0.635cm" fo:margin-left="8.21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49cm" fo:text-indent="-0.635cm" fo:margin-left="8.849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Creazione Account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5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5">Genitore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5">Utente accede al sistema per creare un nuovo Account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1305914" text:style-name="Numerazione_20_UC">
              <text:list-item text:start-value="1">
                <text:p text:style-name="P6">L'utente accede alla pagina contente il form di compilazione</text:p>
              </text:list-item>
              <text:list-item>
                <text:p text:style-name="P13">Il sistema mostra la pagina richiesta ed attende un eventuale commit</text:p>
              </text:list-item>
              <text:list-item>
                <text:p text:style-name="P8"><text:span text:style-name="T2">L'utente inizia la compilazione dei campi </text:span><text:span text:style-name="T3">del richiedente</text:span><text:span text:style-name="T2">:</text:span></text:p>
              </text:list-item>
            </text:list>
            <text:list xml:id="list41325256" text:style-name="L1">
              <text:list-item>
                <text:p text:style-name="P14">Nome : stringa di caratteri</text:p>
              </text:list-item>
              <text:list-item>
                <text:p text:style-name="P7">Cognome: stringa di caratteri</text:p>
              </text:list-item>
              <text:list-item>
                <text:p text:style-name="P15">Password: stringa di caratteri</text:p>
              </text:list-item>
              <text:list-item>
                <text:p text:style-name="P9">Conferma Password: stringa di caratteri</text:p>
              </text:list-item>
              <text:list-item>
                <text:p text:style-name="P16">telefono: sequenza di interi</text:p>
              </text:list-item>
              <text:list-item>
                <text:p text:style-name="P10">email: stringa di caratteri</text:p>
                <text:p text:style-name="P17">4. Sbarrando le caselle di interesse dichiara la situazione lavorativa ed eventuali rapporti con l'Ateneo e/o comune di Fisciano</text:p>
                <text:p text:style-name="P18"><text:span text:style-name="T5">5</text:span>. Sottomette la domanda </text:p>
                <text:list>
                  <text:list-header>
                    <text:p text:style-name="P12"><text:span text:style-name="T5">6</text:span>. Il sistema visualizza un messaggio di avvenuto invio e <text:s text:c="4"/>corretta compilazione <text:span text:style-name="T5">dei campi invitando l'utente a confermare <text:s/>l'email nella propria casella di posta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19">7. L'utente conferma la propria e-mail</text:p>
                                                    <text:p text:style-name="P11">8. Il sistema visualizza un messaggio di avvenuta conferma dell'email, e corretta creazione dell'account richiesto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header>
                </text:list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5">Il sistema controlla la corretta compilazione dei campi richiesta e conferma la creazione del nuovo Account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2"><text:span text:style-name="T1"><text:s/></text:span><text:span text:style-name="T2">I. </text:span><text:span text:style-name="T1">Nel caso di errata compilazione dei campi, il sistema mostra all’utente una schermata di errore e invita alla revisione del campo interrato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<text:span text:style-name="T1">Il sistema deve garantire la corretta </text:span><text:span text:style-name="T4">compilazione e </text:span><text:span text:style-name="T1">trasmissione dei dati inseriti dall'utente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1T17:21:26.51</meta:creation-date>
    <meta:editing-duration>PT7M48S</meta:editing-duration>
    <meta:editing-cycles>4</meta:editing-cycles>
    <meta:generator>LibreOffice/3.6$Windows_x86 LibreOffice_project/da8c1e6-fd468f4-454e206-f42a4a9-143cfd</meta:generator>
    <dc:date>2012-10-21T21:19:06.57</dc:date>
    <meta:document-statistic meta:table-count="1" meta:image-count="0" meta:object-count="0" meta:page-count="1" meta:paragraph-count="29" meta:word-count="219" meta:character-count="1412" meta:non-whitespace-character-count="1229"/>
  </office:meta>
</office:document-meta>
</file>